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13f5" officeooo:paragraph-rsid="001313f5"/>
    </style:style>
    <style:style style:name="P2" style:family="paragraph" style:parent-style-name="Standard">
      <style:paragraph-properties fo:text-align="center" style:justify-single-word="false"/>
      <style:text-properties officeooo:rsid="001313f5" officeooo:paragraph-rsid="001313f5"/>
    </style:style>
    <style:style style:name="P3" style:family="paragraph" style:parent-style-name="Standard">
      <style:text-properties officeooo:rsid="00136dd5" officeooo:paragraph-rsid="00136dd5"/>
    </style:style>
    <style:style style:name="P4" style:family="paragraph" style:parent-style-name="Standard">
      <style:text-properties fo:font-style="italic" officeooo:rsid="00136dd5" officeooo:paragraph-rsid="00136dd5" style:font-style-asian="italic" style:font-style-complex="italic"/>
    </style:style>
    <style:style style:name="P5" style:family="paragraph" style:parent-style-name="Standard">
      <style:text-properties officeooo:rsid="0014d552" officeooo:paragraph-rsid="0014d552"/>
    </style:style>
    <style:style style:name="P6" style:family="paragraph" style:parent-style-name="Standard">
      <style:text-properties officeooo:rsid="00160b9e" officeooo:paragraph-rsid="00160b9e"/>
    </style:style>
    <style:style style:name="P7" style:family="paragraph" style:parent-style-name="Standard">
      <style:text-properties officeooo:rsid="00160b9e" officeooo:paragraph-rsid="00196966"/>
    </style:style>
    <style:style style:name="P8" style:family="paragraph" style:parent-style-name="Standard">
      <style:text-properties officeooo:rsid="00160b9e" officeooo:paragraph-rsid="001b0d90"/>
    </style:style>
    <style:style style:name="P9" style:family="paragraph" style:parent-style-name="Standard">
      <style:text-properties officeooo:rsid="00160b9e" officeooo:paragraph-rsid="001b5d08"/>
    </style:style>
    <style:style style:name="P10" style:family="paragraph" style:parent-style-name="Standard">
      <style:text-properties officeooo:rsid="00196966" officeooo:paragraph-rsid="00196966"/>
    </style:style>
    <style:style style:name="P11" style:family="paragraph" style:parent-style-name="Standard">
      <style:text-properties officeooo:rsid="001b0d90" officeooo:paragraph-rsid="001b0d90"/>
    </style:style>
    <style:style style:name="T1" style:family="text">
      <style:text-properties officeooo:rsid="001313f5"/>
    </style:style>
    <style:style style:name="T2" style:family="text">
      <style:text-properties officeooo:rsid="0014d552"/>
    </style:style>
    <style:style style:name="T3" style:family="text">
      <style:text-properties officeooo:rsid="0017b35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96966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17b354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96966" style:font-style-asian="normal" style:font-weight-asian="bold" style:font-style-complex="normal" style:font-weight-complex="bold"/>
    </style:style>
    <style:style style:name="T9" style:family="text">
      <style:text-properties fo:font-weight="bold" officeooo:rsid="00196966" style:font-weight-asian="bold" style:font-weight-complex="bold"/>
    </style:style>
    <style:style style:name="T10" style:family="text">
      <style:text-properties officeooo:rsid="001b0d90"/>
    </style:style>
    <style:style style:name="T11" style:family="text">
      <style:text-properties officeooo:rsid="001b5d08"/>
    </style:style>
    <style:style style:name="T12" style:family="text">
      <style:text-properties officeooo:rsid="001ca3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nique </text:span>Universal <text:span text:style-name="T1">Binary </text:span>Relations</text:p>
      <text:p text:style-name="P2">by Sven Nilsen, 2020</text:p>
      <text:p text:style-name="P1"/>
      <text:p text:style-name="P4">In this paper I introduce <text:span text:style-name="T2">unique </text:span>universal binary relations, which <text:span text:style-name="T11">simplifies abstract generalizations.</text:span></text:p>
      <text:p text:style-name="P3"/>
      <text:p text:style-name="P5">A binary relation is an ordered pair:</text:p>
      <text:p text:style-name="P5"/>
      <text:p text:style-name="P5"><text:tab/>(a, b)</text:p>
      <text:p text:style-name="P5"/>
      <text:p text:style-name="P5">This can also be modeled as a predicate `p`:</text:p>
      <text:p text:style-name="P5"/>
      <text:p text:style-name="P5"><text:tab/>p(a, b) : bool</text:p>
      <text:p text:style-name="P5"/>
      <text:p text:style-name="P5">A <text:span text:style-name="T4">universal</text:span> binary relation can infer `p` from `b`:</text:p>
      <text:p text:style-name="P5"/>
      <text:p text:style-name="P5"><text:tab/><text:span text:style-name="T11">role_of(</text:span>b) <text:span text:style-name="T12">= </text:span>p</text:p>
      <text:p text:style-name="P5"/>
      <text:p text:style-name="P5">One says that `b` is assigned the “role” `p`. <text:span text:style-name="T10">For any `q &lt;¬=&gt; p`, `q(a, b) = false`.</text:span></text:p>
      <text:p text:style-name="P5">A <text:span text:style-name="T4">unique</text:span> binary relation has the property that `b` can be inferred from `p(a)`:</text:p>
      <text:p text:style-name="P5"/>
      <text:p text:style-name="P5"><text:tab/>p(a) = b</text:p>
      <text:p text:style-name="P5"/>
      <text:p text:style-name="P11"><text:span text:style-name="T12">Unique universal binary relations</text:span> also permit <text:span text:style-name="T12">multiple</text:span> predicates, <text:span text:style-name="T12">e.g.</text:span> `<text:span text:style-name="T12">p(a) = b` and `</text:span>q(a) = c`.</text:p>
      <text:p text:style-name="P6"/>
      <text:p text:style-name="P6"><text:span text:style-name="T12">M</text:span>embers of types are unique universal binary relations:</text:p>
      <text:p text:style-name="P6"/>
      <text:p text:style-name="P6"><text:tab/><text:span text:style-name="T6">false : bool</text:span><text:tab/><text:tab/>type_<text:span text:style-name="T3">of</text:span>(false, bool)<text:tab/><text:tab/><text:span text:style-name="T3">type_of(false) = bool</text:span></text:p>
      <text:p text:style-name="P6"><text:tab/><text:span text:style-name="T6">true : bool</text:span><text:tab/><text:tab/>type_<text:span text:style-name="T3">of</text:span>(true, bool)<text:tab/><text:tab/><text:span text:style-name="T3">type_of(true) = bool</text:span></text:p>
      <text:p text:style-name="P6"/>
      <text:p text:style-name="P6">The role of `bool` is `type_<text:span text:style-name="T3">of</text:span>`. Every relation to `bool` is a type judgement.</text:p>
      <text:p text:style-name="P6"><text:span text:style-name="T3">T</text:span>he values `false` and `true` can also be assigned a role <text:span text:style-name="T3">`value_of` to perform computations:</text:span></text:p>
      <text:p text:style-name="P6"/>
      <text:p text:style-name="P6"><text:tab/><text:span text:style-name="T7">not(false) = true</text:span><text:span text:style-name="T3"><text:tab/>value_of(</text:span>not(false), true<text:span text:style-name="T3">)<text:tab/>value_of(not(false)) = true</text:span></text:p>
      <text:p text:style-name="P6"><text:tab/><text:span text:style-name="T7">not(true) = false</text:span><text:span text:style-name="T3"><text:tab/>value_of(</text:span>not(true), false<text:span text:style-name="T3">)<text:tab/>value_of(not(true)) = false</text:span></text:p>
      <text:p text:style-name="P6"/>
      <text:p text:style-name="P10">Now, look at the following law in Type Theory for Cartesian products:</text:p>
      <text:p text:style-name="P6"/>
      <text:p text:style-name="P6"><text:tab/>∀ <text:span text:style-name="T5">x : X, y : Y { </text:span><text:span text:style-name="T8">(x, y) : (X, Y)</text:span><text:span text:style-name="T5"> }</text:span></text:p>
      <text:p text:style-name="P6"/>
      <text:p text:style-name="P10">This law can be generalized over all <text:span text:style-name="T10">Cartesian products, without quantification over all predicates</text:span>:</text:p>
      <text:p text:style-name="P6"/>
      <text:p text:style-name="P9"><text:tab/>∀ <text:span text:style-name="T5">X, Y { role_of(X) == role_of(Y) <text:s text:c="2"/>=&gt; <text:s text:c="2"/>role_of(</text:span><text:span text:style-name="T9">(X, Y)</text:span><text:span text:style-name="T5">) == role_of(X) }<text:tab/><text:tab/>lift role</text:span></text:p>
      <text:p text:style-name="P7"><text:tab/>∀ <text:span text:style-name="T5">x, y, X, Y { (x, X) ∧ (y, Y) <text:s text:c="2"/>=&gt; <text:s text:c="2"/>(</text:span><text:span text:style-name="T9">(x, y)</text:span><text:span text:style-name="T5">, </text:span><text:span text:style-name="T9">(X, Y)</text:span><text:span text:style-name="T5">) }<text:tab/><text:tab/><text:tab/><text:tab/>lift relation</text:span></text:p>
      <text:p text:style-name="P7"/>
      <text:p text:style-name="P7"><text:tab/><text:span text:style-name="T10">value_of((not(false), not(true))) = (true, false)</text:span></text:p>
      <text:p text:style-name="P8"><text:tab/><text:span text:style-name="T10">type_of((not(false), not(true))) = (type_of(not(false)), type_of(not(true)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20:11:48.298034000</meta:creation-date>
    <dc:date>2020-04-09T01:44:22.139376000</dc:date>
    <meta:editing-duration>PT2M15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7" meta:word-count="259" meta:character-count="1569" meta:non-whitespace-character-count="1308"/>
  </office:meta>
</office:document-meta>
</file>